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457b" officeooo:paragraph-rsid="0014457b"/>
    </style:style>
    <style:style style:name="P2" style:family="paragraph" style:parent-style-name="Standard">
      <style:text-properties officeooo:rsid="0016011e" officeooo:paragraph-rsid="0016011e"/>
    </style:style>
    <style:style style:name="P3" style:family="paragraph" style:parent-style-name="Standard">
      <style:text-properties fo:color="#c9211e" loext:opacity="100%" fo:font-weight="bold" officeooo:rsid="0016011e" officeooo:paragraph-rsid="0016011e" style:font-weight-asian="bold" style:font-weight-complex="bold"/>
    </style:style>
    <style:style style:name="P4" style:family="paragraph" style:parent-style-name="Standard">
      <style:text-properties fo:color="#c9211e" loext:opacity="100%" fo:font-size="12pt" fo:font-weight="bold" officeooo:rsid="0014457b" officeooo:paragraph-rsid="0014457b" style:font-size-asian="12pt" style:font-weight-asian="bold" style:font-size-complex="12pt" style:font-weight-complex="bold"/>
    </style:style>
    <style:style style:name="P5" style:family="paragraph" style:parent-style-name="Standard">
      <style:text-properties fo:color="#c9211e" loext:opacity="100%" fo:font-size="12pt" fo:font-weight="bold" officeooo:rsid="001c0dba" officeooo:paragraph-rsid="001c0dba" style:font-size-asian="12pt" style:font-weight-asian="bold" style:font-size-complex="12pt" style:font-weight-complex="bold"/>
    </style:style>
    <style:style style:name="P6" style:family="paragraph" style:parent-style-name="Standard">
      <style:text-properties fo:color="#c9211e" loext:opacity="100%" fo:font-size="12pt" fo:font-weight="bold" officeooo:rsid="0016011e" officeooo:paragraph-rsid="0016011e" style:font-size-asian="10.5pt" style:font-weight-asian="bold" style:font-size-complex="12pt" style:font-weight-complex="bold"/>
    </style:style>
    <style:style style:name="P7" style:family="paragraph" style:parent-style-name="Standard">
      <style:text-properties fo:font-weight="bold" officeooo:rsid="0016011e" officeooo:paragraph-rsid="0016011e" style:font-weight-asian="bold" style:font-weight-complex="bold"/>
    </style:style>
    <style:style style:name="P8" style:family="paragraph" style:parent-style-name="Standard">
      <style:text-properties fo:font-weight="bold" officeooo:rsid="0014457b" officeooo:paragraph-rsid="0014457b" style:font-weight-asian="bold" style:font-weight-complex="bold"/>
    </style:style>
    <style:style style:name="P9" style:family="paragraph" style:parent-style-name="Standard">
      <style:text-properties fo:font-size="14pt" fo:font-weight="bold" officeooo:rsid="0016011e" officeooo:paragraph-rsid="0016011e" style:font-size-asian="14pt" style:font-weight-asian="bold" style:font-size-complex="14pt" style:font-weight-complex="bold"/>
    </style:style>
    <style:style style:name="P10" style:family="paragraph" style:parent-style-name="Standard">
      <style:text-properties fo:color="#000000" loext:opacity="100%" fo:font-size="12pt" fo:font-weight="normal" officeooo:rsid="0018aaff" officeooo:paragraph-rsid="0018aaff" style:font-size-asian="10.5pt" style:font-weight-asian="normal" style:font-size-complex="12pt" style:font-weight-complex="normal"/>
    </style:style>
    <style:style style:name="P11" style:family="paragraph" style:parent-style-name="Standard">
      <style:text-properties fo:color="#000000" loext:opacity="100%" fo:font-size="12pt" fo:font-weight="bold" officeooo:rsid="0018aaff" officeooo:paragraph-rsid="0018aaff" style:font-size-asian="10.5pt" style:font-weight-asian="bold" style:font-size-complex="12pt" style:font-weight-complex="bold"/>
    </style:style>
    <style:style style:name="P12" style:family="paragraph" style:parent-style-name="Standard">
      <style:text-properties fo:color="#000000" loext:opacity="100%" fo:font-size="12pt" fo:font-weight="bold" officeooo:rsid="001c0dba" officeooo:paragraph-rsid="001c0dba" style:font-size-asian="10.5pt" style:font-weight-asian="bold" style:font-size-complex="12pt" style:font-weight-complex="bold"/>
    </style:style>
    <style:style style:name="P13" style:family="paragraph" style:parent-style-name="Standard">
      <style:text-properties fo:color="#000000" loext:opacity="100%" fo:font-size="12pt" fo:font-weight="bold" officeooo:rsid="001c0dba" officeooo:paragraph-rsid="001c0dba" style:font-size-asian="12pt" style:font-weight-asian="bold" style:font-size-complex="12pt" style:font-weight-complex="bold"/>
    </style:style>
    <style:style style:name="P14" style:family="paragraph" style:parent-style-name="Standard">
      <style:text-properties fo:color="#000000" loext:opacity="100%" fo:font-size="16pt" fo:font-weight="bold" officeooo:rsid="001afa2c" officeooo:paragraph-rsid="001afa2c" style:font-size-asian="16pt" style:font-weight-asian="bold" style:font-size-complex="16pt" style:font-weight-complex="bold"/>
    </style:style>
    <style:style style:name="P15" style:family="paragraph" style:parent-style-name="Standard">
      <style:text-properties fo:color="#000000" loext:opacity="100%" fo:font-size="16pt" fo:font-weight="bold" officeooo:rsid="001c0dba" officeooo:paragraph-rsid="001c0dba" style:font-size-asian="16pt" style:font-weight-asian="bold" style:font-size-complex="16pt" style:font-weight-complex="bold"/>
    </style:style>
    <style:style style:name="P16" style:family="paragraph" style:parent-style-name="Standard">
      <style:text-properties fo:color="#000000" loext:opacity="100%" fo:font-size="16pt" fo:font-weight="bold" officeooo:rsid="001dc71e" officeooo:paragraph-rsid="001dc71e" style:font-size-asian="14pt" style:font-weight-asian="bold" style:font-size-complex="16pt" style:font-weight-complex="bold"/>
    </style:style>
    <style:style style:name="P17" style:family="paragraph" style:parent-style-name="Standard">
      <style:text-properties fo:color="#ff0000" loext:opacity="100%" fo:font-size="12pt" fo:font-weight="bold" officeooo:rsid="0018aaff" officeooo:paragraph-rsid="0018aaff" style:font-size-asian="10.5pt" style:font-weight-asian="bold" style:font-size-complex="12pt" style:font-weight-complex="bold"/>
    </style:style>
    <style:style style:name="P18" style:family="paragraph" style:parent-style-name="Standard">
      <style:text-properties fo:color="#ff0000" loext:opacity="100%" fo:font-size="12pt" fo:font-weight="bold" officeooo:rsid="001c0dba" officeooo:paragraph-rsid="001c0dba" style:font-size-asian="12pt" style:font-weight-asian="bold" style:font-size-complex="12pt" style:font-weight-complex="bold"/>
    </style:style>
    <style:style style:name="P19" style:family="paragraph" style:parent-style-name="Standard">
      <style:text-properties fo:font-size="16pt" fo:font-weight="bold" officeooo:rsid="0016011e" officeooo:paragraph-rsid="0016011e" style:font-size-asian="16pt" style:font-weight-asian="bold" style:font-size-complex="16pt" style:font-weight-complex="bold"/>
    </style:style>
    <style:style style:name="P20" style:family="paragraph" style:parent-style-name="Standard">
      <style:text-properties fo:font-size="16pt" style:text-underline-style="solid" style:text-underline-width="auto" style:text-underline-color="font-color" fo:font-weight="bold" officeooo:rsid="0014457b" officeooo:paragraph-rsid="0014457b" style:font-size-asian="16pt" style:font-weight-asian="bold" style:font-size-complex="16pt" style:font-weight-complex="bold"/>
    </style:style>
    <style:style style:name="T1" style:family="text">
      <style:text-properties officeooo:rsid="0016011e"/>
    </style:style>
    <style:style style:name="T2" style:family="text">
      <style:text-properties officeooo:rsid="00192ead"/>
    </style:style>
    <style:style style:name="T3" style:family="text">
      <style:text-properties officeooo:rsid="001dc7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areas_SIN_hilos.py)</text:p>
      <text:p text:style-name="P4">- ¿Qué se puede notar con respecto al tiempo de ejecución? ¿Es predecible?</text:p>
      <text:p text:style-name="P1"/>
      <text:p text:style-name="P8">-El programa es “predecible” pero no a su 100% , es decir . Varia en cada ejecucion debido a la diferencia en la velocidad de ejecucion de (tarea1) ya que depende de la velocidad del procesamiento y otros factores dentro de la ejecución.</text:p>
      <text:p text:style-name="P8">En cambio , tarea 2 y 3 son constantes , es decir tienen demora fija aunque pueda variar algunos milisegundos.</text:p>
      <text:p text:style-name="P1"/>
      <text:p text:style-name="P4">-- Nombrar un proceso o función de la vida real que pueden ser considerados procesos de “máxima</text:p>
      <text:p text:style-name="P4">velocidad posible” que dependen casi exclusivamente de la velocidad de la máquina que los ejecuta (ej.</text:p>
      <text:p text:style-name="P4">Ordenar una lista.</text:p>
      <text:p text:style-name="P1"/>
      <text:p text:style-name="P8">--Un ejemplo muy cotidiano que venimos viendo ahora es la compilacion que nos traduce el codigo fuente a codigo maquina . La velocidad de este proceso depende principalmente de la velocidad del CPU y otros recursos de nuestro sistema operativo , </text:p>
      <text:p text:style-name="P7">ej ( Traducir codigo fuente a codigo maquina en C# o Java).</text:p>
      <text:p text:style-name="P2"/>
      <text:p text:style-name="P3">- Nombrar un proceso o función de la vida real que pueden ser considerados procesos de “velocidad de</text:p>
      <text:p text:style-name="P3">respuesta no dependiente de la velocidad de procesamiento” o que sea de naturaleza impredecible o</text:p>
      <text:p text:style-name="P3">externa (ej. Leer un archivo externo)</text:p>
      <text:p text:style-name="P1"><text:s/></text:p>
      <text:p text:style-name="P8">- <text:span text:style-name="T1">Un ejemplo de esto puede ser la Comunicacion en red.</text:span></text:p>
      <text:p text:style-name="P7">Cuando un programa solicita datos a través de la red , la velocidad de respuesta puede verse afectada por factores externos como la congestion de la red , la calidad de conexión y la distancia entre el cliente y el servidor.</text:p>
      <text:p text:style-name="P8"/>
      <text:p text:style-name="P19">(tareas_CON_hilos.py)</text:p>
      <text:p text:style-name="P9"/>
      <text:p text:style-name="P6">¿Qué se puede notar con respecto al tiempo de ejecución? ¿Se mejoró el tiempo de respuesta con</text:p>
      <text:p text:style-name="P6">respecto al mismo programa sin hilos?</text:p>
      <text:p text:style-name="P6"/>
      <text:p text:style-name="P11">Si , se mejoro el tiempo de ejecución a comparacion del mismo pero sin hilos , esto pasa porque las tareas se ejecutan de forma simultanea en diferentes hilos , por lo que podemos aprovechar mucho mas los recursos de la CPU en sistemas de varios nucleos.</text:p>
      <text:p text:style-name="P10"/>
      <text:p text:style-name="P10"/>
      <text:p text:style-name="P17">¿Completan las funciones su ejecución en el orden establecido?</text:p>
      <text:p text:style-name="P17"/>
      <text:p text:style-name="P11">Aunque <text:span text:style-name="T2">los hilos se inician en el orden en que se crean , nada nos garantiza que se terminen en el mismo orden . Debido a la naturaleza concurrente de los hilos, el sistema operativo puede decidir asignar recursos de CPU de manera diferente, lo que puede resultar en un orden de finalizacion diferente al orden de inicio.</text:span></text:p>
      <text:p text:style-name="P11"/>
      <text:p text:style-name="P17">- Nombrar un escenario real donde el multi-hilado puede mejorar considerablemente el tiempo de</text:p>
      <text:p text:style-name="P17"><text:soft-page-break/>respuesta de un sistema (ej. Carga de una página WEB en un navegador)</text:p>
      <text:p text:style-name="P17"/>
      <text:p text:style-name="P17"/>
      <text:p text:style-name="P11">- <text:span text:style-name="T2">Un ejemplo donde el multihilo se puede mejorar , es el tiempo de respuesta de un servidor WEB , cuando un servidor recibe multiples solicitudes en simultaneo de clientes , cada solicitud puede manejarse por un hilo separado , esto permite que el servidor <text:s/>maneje varias solicitudes <text:s/>, lo que nos mejora el tiempo de respuesta , no directamente a nosotros . Sino que los usuarios pueden gozar de mayor velocidad .</text:span></text:p>
      <text:p text:style-name="P11"/>
      <text:p text:style-name="P14">(sumador-restador.py)</text:p>
      <text:p text:style-name="P14"/>
      <text:p text:style-name="P12">Nos da un resultado neto igual a 0 al final de la ejecucion del programa . </text:p>
      <text:p text:style-name="P12"/>
      <text:p text:style-name="P15">(sumador-restador_CON_race.py)</text:p>
      <text:p text:style-name="P15"/>
      <text:p text:style-name="P5">-¿Qué se puede notar con respecto al tiempo de ejecución?</text:p>
      <text:p text:style-name="P13"/>
      <text:p text:style-name="P13">-Podemos notar que el tiempo de ejecución puede variar dependiendo <text:s/>de los hilos . Esto significa que en cada ejecución, los hilos pueden ser programados y ejecutados en diferentes momentos , lo que afecta el tiempo total que tarda el prorgrama en complementarse</text:p>
      <text:p text:style-name="P15"/>
      <text:p text:style-name="P18">- ¿Qué sucede con el valor final del acumulador <text:span text:style-name="T3">y porque sucede?</text:span></text:p>
      <text:p text:style-name="P18"/>
      <text:p text:style-name="P13">-<text:span text:style-name="T3">El valor final del acomulador varia en cada ejecucion , debido a que multiplos hilos intentan acceder y modificar la misma variable compartida al mismo tiempo .En este caso tanto el hilo sumador como el hilo restador <text:s/>estan accediendo y modificando la variable “acomulador” sin sincronizacion , lo que puede llevar a resultados inconscientes o erroneos .</text:span></text:p>
      <text:p text:style-name="P13"/>
      <text:p text:style-name="P18">TIP: cambios de contexto en medio de acceso a zona crítica y actualización de valor de variable</text:p>
      <text:p text:style-name="P18">- ¿Cómo se puede corregir esta condición de carrera sin dejar de utilizar hilos?</text:p>
      <text:p text:style-name="P18"/>
      <text:p text:style-name="P13">-<text:span text:style-name="T3">Para corregir esta condicion de carrera sin dejar de utilizar los hilos , usamos el mecanismo de sincronizacion , como un BLOQUEO (Lock) , para garantizar que solo un hilo puede acceder y modificar la variable compartida en un momento dado . Esto garantiza que los cambios se realicen de manera ordenada y consistente </text:span></text:p>
      <text:p text:style-name="P13"/>
      <text:p text:style-name="P16">(sumador-restador_SIN_race.py)</text:p>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4T12:06:46.509541775</meta:creation-date>
    <dc:date>2024-05-14T22:34:18.594670953</dc:date>
    <meta:editing-duration>PT1H31M41S</meta:editing-duration>
    <meta:editing-cycles>5</meta:editing-cycles>
    <meta:generator>LibreOffice/7.3.7.2$Linux_X86_64 LibreOffice_project/30$Build-2</meta:generator>
    <meta:document-statistic meta:table-count="0" meta:image-count="0" meta:object-count="0" meta:page-count="2" meta:paragraph-count="35" meta:word-count="722" meta:character-count="4229" meta:non-whitespace-character-count="3534"/>
  </office:meta>
</office:document-meta>
</file>